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Devanagari"/>
    </style:style>
    <style:style style:name="T1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Test Case stat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gin Admin</text:p>
          </table:table-cell>
          <table:table-cell office:value-type="string" calcext:value-type="string">
            <text:p>Validate login</text:p>
          </table:table-cell>
          <table:table-cell table:style-name="Default" office:value-type="string" calcext:value-type="string">
            <text:p>To verify that login</text:p>
            <text:p>name on login page</text:p>
          </table:table-cell>
          <table:table-cell office:value-type="string" calcext:value-type="string">
            <text:p>Enter the login name and</text:p>
            <text:p>Password and click</text:p>
            <text:p>Submit button</text:p>
          </table:table-cell>
          <table:table-cell office:value-type="string" calcext:value-type="string">
            <text:p>Login successful or an</text:p>
            <text:p>Error Message “In valid</text:p>
            <text:p>login or password” must be</text:p>
            <text:p>displayed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 Staff</text:p>
          </table:table-cell>
          <table:table-cell office:value-type="string" calcext:value-type="string">
            <text:p>Validate login</text:p>
          </table:table-cell>
          <table:table-cell office:value-type="string" calcext:value-type="string">
            <text:p><text:span text:style-name="T1">To verify that login</text:span></text:p>
            <text:p><text:span text:style-name="T1">name on login page</text:span></text:p>
          </table:table-cell>
          <table:table-cell table:style-name="ce2" office:value-type="string" calcext:value-type="string">
            <text:p><text:span text:style-name="T1">Enter the login name and</text:span></text:p>
            <text:p><text:span text:style-name="T1">Password and click</text:span></text:p>
            <text:p><text:span text:style-name="T1">Submit button</text:span></text:p>
          </table:table-cell>
          <table:table-cell table:style-name="ce2" office:value-type="string" calcext:value-type="string">
            <text:p><text:span text:style-name="T1">Login successful or an</text:span></text:p>
            <text:p><text:span text:style-name="T1">Error Message “In valid</text:span></text:p>
            <text:p><text:span text:style-name="T1">login or password” must be</text:span></text:p>
            <text:p><text:span text:style-name="T1">Displayed</text:span>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ssword</text:p>
          </table:table-cell>
          <table:table-cell table:style-name="ce2" office:value-type="string" calcext:value-type="string">
            <text:p>Validate password</text:p>
          </table:table-cell>
          <table:table-cell office:value-type="string" calcext:value-type="string">
            <text:p><text:span text:style-name="T1">To verify that password</text:span></text:p>
            <text:p><text:span text:style-name="T1">On login page</text:span></text:p>
          </table:table-cell>
          <table:table-cell office:value-type="string" calcext:value-type="string">
            <text:p>Enter password and login</text:p>
            <text:p>Name and click submit</text:p>
            <text:p>Button</text:p>
          </table:table-cell>
          <table:table-cell office:value-type="string" calcext:value-type="string">
            <text:p>An error message “password</text:p>
            <text:p>Invalid” must be dis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5:31:03.243509060</meta:creation-date>
    <dc:date>2018-03-21T15:52:23.177523804</dc:date>
    <meta:editing-duration>PT6M54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